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style:text-underline-style="none"/>
    </style:style>
    <style:style style:name="P3" style:family="paragraph" style:parent-style-name="Standard">
      <style:text-properties fo:language="pt" fo:country="BR" style:text-underline-style="solid" style:text-underline-width="auto" style:text-underline-color="font-color"/>
    </style:style>
    <style:style style:name="P4" style:family="paragraph" style:parent-style-name="Standard">
      <style:paragraph-properties fo:margin-left="0cm" fo:margin-right="0cm" fo:text-indent="0.635cm" style:auto-text-indent="false"/>
      <style:text-properties fo:language="pt" fo:country="BR"/>
    </style:style>
    <style:style style:name="P5" style:family="paragraph" style:parent-style-name="Heading_20_1">
      <style:text-properties fo:language="pt" fo:country="BR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8pt" fo:language="pt" fo:country="BR" fo:font-weight="bold" style:font-size-asian="18pt" style:font-weight-asian="bold" style:font-size-complex="18pt"/>
    </style:style>
    <style:style style:name="P7" style:family="paragraph" style:parent-style-name="List_20_Paragraph" style:list-style-name="WWNum9">
      <style:text-properties fo:language="pt" fo:country="BR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ound Design Document</text:p>
      <text:h text:style-name="P5" text:outline-level="1">Music</text:h>
      <text:list xml:id="list1343008184" text:style-name="WWNum9">
        <text:list-item>
          <text:p text:style-name="P7">Main Title: </text:p>
          <text:list>
            <text:list-item>
              <text:p text:style-name="P7">Alegre</text:p>
            </text:list-item>
            <text:list-item>
              <text:p text:style-name="P7">Sintetizador</text:p>
            </text:list-item>
            <text:list-item>
              <text:p text:style-name="P7">Duas vozes (equilibradas)</text:p>
            </text:list-item>
            <text:list-item>
              <text:p text:style-name="P7">Balanceada</text:p>
            </text:list-item>
          </text:list>
        </text:list-item>
        <text:list-item>
          <text:p text:style-name="P7">Game play :</text:p>
          <text:list>
            <text:list-item>
              <text:p text:style-name="P7">Três músicas diferentes</text:p>
            </text:list-item>
            <text:list-item>
              <text:p text:style-name="P7">Uso de sons familiares (do dia a dia)</text:p>
            </text:list-item>
            <text:list-item>
              <text:p text:style-name="P7">Músicas com estilos caricatos preferencialmente</text:p>
            </text:list-item>
          </text:list>
        </text:list-item>
        <text:list-item>
          <text:p text:style-name="P7">Eventos:</text:p>
          <text:list>
            <text:list-item>
              <text:p text:style-name="P7">Promoção (explosão de preços baixos)</text:p>
            </text:list-item>
            <text:list-item>
              <text:p text:style-name="P7">Inspetor (malvado)</text:p>
            </text:list-item>
            <text:list-item>
              <text:p text:style-name="P7">Game Over (livre)</text:p>
            </text:list-item>
            <text:list-item>
              <text:p text:style-name="P7">Ganhou <text:s/>(livre)</text:p>
            </text:list-item>
            <text:list-item>
              <text:p text:style-name="P7">Pause (diminui o volume da música que estiver tocando)</text:p>
            </text:list-item>
          </text:list>
        </text:list-item>
        <text:list-item>
          <text:p text:style-name="P7">Cut scenes </text:p>
          <text:list>
            <text:list-item>
              <text:p text:style-name="P7">N/A</text:p>
            </text:list-item>
          </text:list>
        </text:list-item>
      </text:list>
      <text:h text:style-name="P5" text:outline-level="1">Sounds</text:h>
      <text:p text:style-name="P1"/>
      <text:p text:style-name="P3">Explicit Sounds (sons explícitos)</text:p>
      <text:p text:style-name="P4">People (pessoas): passos e linguagem</text:p>
      <text:p text:style-name="P4">Objects (objetos): caixa registradora -OK-</text:p>
      <text:p text:style-name="P4">Actions (Ações): construção, destruição, venda -OK-</text:p>
      <text:p text:style-name="P3">Environments (Ambientes)</text:p>
      <text:p text:style-name="P2"><text:s text:c="8"/>Vozes misturadas</text:p>
      <text:p text:style-name="P3"><text:soft-page-break/>Emotion (Emoções)</text:p>
      <text:p text:style-name="P1"><text:span text:style-name="T1"><text:s text:c="9"/>Satisfação -OK-</text:span></text:p>
      <text:p text:style-name="P2"><text:s text:c="9"/>Insatistação -OK-</text:p>
      <text:p text:style-name="P3">Physical or dramatic Trasition</text:p>
      <text:p text:style-name="P2"><text:s text:c="10"/>N/A</text:p>
      <text:p text:style-name="P3">Sons Externos(interface)</text:p>
      <text:p text:style-name="P1"><text:span text:style-name="T1"><text:s text:c="10"/></text:span><text:span text:style-name="T1">Clic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WenQuanYi Zen Hei Sharp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Calibri1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Calibri1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25cm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9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56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8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0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37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64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9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18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n</meta:initial-creator>
    <dc:creator>Iuri Gules</dc:creator>
    <meta:editing-cycles>9</meta:editing-cycles>
    <meta:creation-date>2012-06-02T03:28:00</meta:creation-date>
    <dc:date>2014-07-07T03:56:52</dc:date>
    <meta:editing-duration>PT6M29S</meta:editing-duration>
    <meta:generator>LibreOffice/3.5$Linux_X86_64 LibreOffice_project/350m1$Build-2</meta:generator>
    <meta:document-statistic meta:table-count="0" meta:image-count="0" meta:object-count="0" meta:page-count="2" meta:paragraph-count="33" meta:word-count="112" meta:character-count="753" meta:non-whitespace-character-count="64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